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 style:master-page-name="Standard">
      <style:paragraph-properties style:page-number="auto"/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patient.entity.breed" text:name="Patientbreed"/>
      </text:user-field-decls>
      <text:p text:style-name="P5"><text:date style:data-style-name="N106" text:date-value="2011-01-28T12:14:05">28 January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1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now overdue for a vaccination booster</text:p>
      <text:p text:style-name="P1"/>
      <text:p text:style-name="P2"/>
      <text:p text:style-name="Text_20_body">Hello again. We wish to remind you <text:user-field-get text:name="PatientName">patient.entity.name</text:user-field-get> is now overdue for vaccination.</text:p>
      <text:p text:style-name="Text_20_body">It is important that you continue the vaccination program your veterinary clinician has carefully selected and outlined for <text:user-field-get text:name="PatientName">patient.entity.name</text:user-field-get>. It maintains the best possible healthcare program that you wish to provide for <text:user-field-get text:name="PatientName">patient.entity.name</text:user-field-get>.</text:p>
      <text:p text:style-name="Text_20_body">Please feel free to discuss other health care matters with our staff. <text:s/>They have the latest information on flea prevention, wormers, dental care for your pet and the best lifestyle &amp; prescription diets available. Any other clinical matter can be discussed with your veterinarian and the normal fees will apply for our services.</text:p>
      <text:p text:style-name="Text_20_body">We are dedicated to providing you with the best possible care for <text:user-field-get text:name="PatientName">patient.entity.name</text:user-field-get>’s continued health. Please contact us <text:s/>to discuss this further or arrange an appointment.</text:p>
      <text:p text:style-name="Text_20_body"/>
      <text:p text:style-name="P4"/>
      <text:p text:style-name="P4"><text:line-break/>From Your Team</text:p>
      <text:p text:style-name="P4">XXX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6</meta:editing-cycles>
    <meta:editing-duration>PT00H26M43S</meta:editing-duration>
    <meta:generator>OpenOffice.org/3.2$Unix OpenOffice.org_project/320m18$Build-9502</meta:generator>
    <dc:date>2011-01-28T12:14:05</dc:date>
    <meta:document-statistic meta:table-count="1" meta:image-count="0" meta:object-count="0" meta:page-count="1" meta:paragraph-count="11" meta:word-count="144" meta:character-count="1105"/>
  </office:meta>
</office:document-meta>
</file>